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6a9955"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pandas</text:span> <text:span text:style-name="T1">as</text:span> <text:span text:style-name="T2">pd</text:span></text:p>
      <text:p text:style-name="P1"><text:span text:style-name="T1">from</text:span> <text:span text:style-name="T2">collections</text:span> <text:span text:style-name="T1">import</text:span> <text:span text:style-name="T2">Counter</text:span></text:p>
      <text:p text:style-name="P3"/>
      <text:p text:style-name="P2">#dframe1 = pd.read_csv("/home/cristian/Desktop/Entrega/support_snieves.csv", delimiter=";")</text:p>
      <text:p text:style-name="P3"/>
      <text:p text:style-name="P2">#max_col= dframe1["itemsets"].str.count(",").max()+1</text:p>
      <text:p text:style-name="P2">#max_col= dframe1["itemsets"].str.count(",")</text:p>
      <text:p text:style-name="P2">#</text:p>
      <text:p text:style-name="P2"># for i in dframe1["itemsets"]:</text:p>
      <text:p text:style-name="P2">#pprint(i)</text:p>
      <text:p text:style-name="P3"/>
      <text:p text:style-name="P1"><text:span text:style-name="T1">import</text:span> <text:span text:style-name="T2">csv</text:span></text:p>
      <text:p text:style-name="P3"/>
      <text:p text:style-name="P1"><text:span text:style-name="T1">with</text:span> <text:span text:style-name="T3">open</text:span>(<text:span text:style-name="T4">'/home/cristian/Desktop/Entrega/support_snieves.csv'</text:span>) <text:span text:style-name="T1">as</text:span> <text:span text:style-name="T5">inf</text:span>:</text:p>
      <text:p text:style-name="P1"><text:span text:style-name="T5">reader</text:span> = <text:span text:style-name="T2">csv</text:span>.<text:span text:style-name="T3">reader</text:span>(<text:span text:style-name="T5">inf</text:span>.<text:span text:style-name="T3">readlines</text:span>(), <text:span text:style-name="T5">delimiter</text:span>=<text:span text:style-name="T4">';'</text:span>)</text:p>
      <text:p text:style-name="P3"/>
      <text:p text:style-name="P1"><text:span text:style-name="T1">with</text:span> <text:span text:style-name="T3">open</text:span>(<text:span text:style-name="T4">'/home/cristian/Desktop/Entrega/support_snieves_out.csv'</text:span>, <text:span text:style-name="T4">'w'</text:span>) <text:span text:style-name="T1">as</text:span> <text:span text:style-name="T5">outf</text:span>:</text:p>
      <text:p text:style-name="P1"><text:span text:style-name="T5">writer</text:span> = <text:span text:style-name="T2">csv</text:span>.<text:span text:style-name="T3">writer</text:span>(<text:span text:style-name="T5">outf</text:span>, <text:span text:style-name="T5">delimiter</text:span>=<text:span text:style-name="T4">';'</text:span>)</text:p>
      <text:p text:style-name="P1"><text:span text:style-name="T5">max_col</text:span>=<text:span text:style-name="T6">0</text:span></text:p>
      <text:p text:style-name="P1"><text:span text:style-name="T1">for</text:span> <text:span text:style-name="T5">line</text:span> <text:span text:style-name="T1">in</text:span> <text:span text:style-name="T5">reader</text:span>:</text:p>
      <text:p text:style-name="P1"><text:span text:style-name="T5">actual_num_col</text:span> = <text:span text:style-name="T2">str</text:span>(<text:span text:style-name="T5">line</text:span>).<text:span text:style-name="T3">count</text:span>(<text:span text:style-name="T4">','</text:span>)</text:p>
      <text:p text:style-name="P1"><text:span text:style-name="T1">if</text:span> <text:span text:style-name="T5">max_col</text:span> &lt; <text:span text:style-name="T5">actual_num_col</text:span>:</text:p>
      <text:p text:style-name="P1"><text:span text:style-name="T5">max_col</text:span> = <text:span text:style-name="T5">actual_num_col</text:span></text:p>
      <text:p text:style-name="P1"><text:span text:style-name="T1">with</text:span> <text:span text:style-name="T3">open</text:span>(<text:span text:style-name="T4">'/home/cristian/Desktop/Entrega/support_snieves.csv'</text:span>) <text:span text:style-name="T1">as</text:span> <text:span text:style-name="T5">inf</text:span>:</text:p>
      <text:p text:style-name="P1"><text:span text:style-name="T5">reader</text:span> = <text:span text:style-name="T2">csv</text:span>.<text:span text:style-name="T3">reader</text:span>(<text:span text:style-name="T5">inf</text:span>.<text:span text:style-name="T3">readlines</text:span>(), <text:span text:style-name="T5">delimiter</text:span>=<text:span text:style-name="T4">';'</text:span>)</text:p>
      <text:p text:style-name="P1"><text:span text:style-name="T1">for</text:span> <text:span text:style-name="T5">line</text:span> <text:span text:style-name="T1">in</text:span> <text:span text:style-name="T5">reader</text:span>:</text:p>
      <text:p text:style-name="P1"><text:span text:style-name="T3">print</text:span>(<text:span text:style-name="T5">line</text:span>)</text:p>
      <text:p text:style-name="P1"><text:span text:style-name="T5">actual_num_col</text:span> = <text:span text:style-name="T2">str</text:span>(<text:span text:style-name="T5">line</text:span>).<text:span text:style-name="T3">count</text:span>(<text:span text:style-name="T4">','</text:span>)</text:p>
      <text:p text:style-name="P1"><text:span text:style-name="T5">fill_col</text:span> = <text:span text:style-name="T5">max_col</text:span>- <text:span text:style-name="T5">actual_num_col</text:span></text:p>
      <text:p text:style-name="P1"><text:span text:style-name="T5">writer</text:span>.<text:span text:style-name="T3">writerow</text:span>(<text:span text:style-name="T5">line</text:span>+([<text:span text:style-name="T4">''</text:span>]*<text:span text:style-name="T5">fill_col</text:span>))</text:p>
      <text:p text:style-name="P1"/>
      <text:p text:style-name="P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1:31:13.626356703</meta:creation-date>
    <dc:date>2022-06-23T11:44:35.309182322</dc:date>
    <meta:editing-duration>PT13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78" meta:character-count="909" meta:non-whitespace-character-count="856"/>
  </office:meta>
</office:document-meta>
</file>